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16cm" fo:min-width="1.717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806cm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svg:stroke-color="#000000" draw:marker-start="" draw:marker-end="Arrow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32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3cm" fo:min-width="2.22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2.701cm"/>
    </style:style>
    <style:style style:name="gr12" style:family="graphic" style:parent-style-name="objectwithoutfill">
      <style:graphic-properties svg:stroke-color="#000000" draw:marker-end="Arrow" draw:fill="solid" draw:textarea-vertical-align="middle"/>
    </style:style>
    <style:style style:name="gr13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77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2.55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412cm" fo:min-width="2.72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744cm" fo:min-width="2.50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84cm" fo:min-width="3.61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2.329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90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422cm"/>
    </style:style>
    <style:style style:name="gr23" style:family="graphic" style:parent-style-name="objectwithoutfill">
      <style:graphic-properties svg:stroke-color="#ff0000" draw:marker-end="Arrow" draw:fill="solid" draw:textarea-vertical-align="middle"/>
    </style:style>
    <style:style style:name="gr24" style:family="graphic" style:parent-style-name="standard">
      <style:graphic-properties draw:stroke="none" draw:fill="none" fo:min-height="1.425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52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82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622cm"/>
    </style:style>
    <style:style style:name="gr28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7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9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/>
      <style:paragraph-properties fo:text-align="start"/>
      <style:text-properties fo:font-size="8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3" style:family="paragraph">
      <style:text-properties fo:color="#ff0000"/>
    </style:style>
    <style:style style:name="P14" style:family="paragraph">
      <loext:graphic-properties draw:fill="none"/>
      <style:text-properties fo:color="#ff0000"/>
    </style:style>
    <style:style style:name="P15" style:family="paragraph">
      <loext:graphic-properties draw:fill="none"/>
    </style:style>
    <style:style style:name="T1" style:family="text">
      <style:text-properties fo:font-size="7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0000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287cm" svg:height="0.736cm" svg:x="20.119cm" svg:y="1.169cm">
          <text:p text:style-name="P1"><text:span text:style-name="T1">Fenêtre principa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1.262cm" svg:y1="0.367cm" svg:x2="21.262cm" svg:y2="1.169cm" draw:start-shape="id1" draw:start-glue-point="8" draw:end-shape="id2" draw:end-glue-point="0" svg:d="M21262 367v802" svg:viewBox="0 0 1 803">
          <text:p/>
        </draw:connector>
        <draw:custom-shape draw:style-name="gr3" draw:text-style-name="P3" xml:id="id1" draw:id="id1" draw:layer="layout" svg:width="0.176cm" svg:height="0.2cm" svg:x="21.174cm" svg:y="0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5" draw:id="id5" draw:layer="layout" svg:width="2.286cm" svg:height="0.735cm" svg:x="23.168cm" svg:y="2.239cm">
          <text:p text:style-name="P1"><text:span text:style-name="T2">Barre d’outil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8" draw:id="id8" draw:layer="layout" svg:width="3.26cm" svg:height="0.802cm" svg:x="13.4cm" svg:y="1.838cm">
          <text:p text:style-name="P5"><text:span text:style-name="T2">Fermer la fenêtr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1.262cm" svg:y1="0.367cm" svg:x2="21.262cm" svg:y2="1.169cm" svg:d="M21262 367v802" svg:viewBox="0 0 1 803">
          <text:p/>
        </draw:connector>
        <draw:custom-shape draw:style-name="gr3" draw:text-style-name="P3" xml:id="id12" draw:id="id12" draw:layer="layout" svg:width="0.176cm" svg:height="0.201cm" svg:x="11.559cm" svg:y="2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svg:x1="19.268cm" svg:y1="3.174cm" svg:x2="19.767cm" svg:y2="12.625cm" draw:start-shape="id3" draw:start-glue-point="2" draw:end-shape="id4" draw:end-glue-point="3" svg:d="M19268 3174v4542h-3v4909h502" svg:viewBox="0 0 503 9452">
          <text:p/>
        </draw:connector>
        <draw:connector draw:style-name="gr6" draw:text-style-name="P1" draw:layer="layout" svg:x1="22.406cm" svg:y1="1.537cm" svg:x2="24.311cm" svg:y2="2.239cm" draw:start-shape="id2" draw:start-glue-point="1" draw:end-shape="id5" draw:end-glue-point="0" svg:d="M22406 1537h1905v702" svg:viewBox="0 0 1906 703">
          <text:p/>
        </draw:connector>
        <draw:connector draw:style-name="gr6" draw:text-style-name="P1" draw:layer="layout" svg:x1="21.262cm" svg:y1="1.905cm" svg:x2="20.412cm" svg:y2="2.806cm" draw:start-shape="id2" draw:start-glue-point="2" draw:end-shape="id3" draw:end-glue-point="1" svg:d="M21262 1905v901h-850" svg:viewBox="0 0 851 902">
          <text:p/>
        </draw:connector>
        <draw:custom-shape draw:style-name="gr8" draw:text-style-name="P7" xml:id="id4" draw:id="id4" draw:layer="layout" svg:width="2.287cm" svg:height="0.735cm" svg:x="19.767cm" svg:y="12.258cm">
          <text:p text:style-name="P1"><text:span text:style-name="T3">Ai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2.286cm" svg:height="0.735cm" svg:x="19.826cm" svg:y="10.66cm">
          <text:p text:style-name="P1"><text:span text:style-name="T3">Préféren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9" draw:id="id19" draw:layer="layout" svg:width="3.994cm" svg:height="1.136cm" svg:x="12.3cm" svg:y="12.064cm">
          <text:list text:style-name="L1">
            <text:list-item>
              <text:p text:style-name="P5"><text:span text:style-name="T4">Manuel d’aide...</text:span></text:p>
            </text:list-item>
            <text:list-item>
              <text:p text:style-name="P8"><text:span text:style-name="T4">À propos... 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9" xml:id="id10" draw:id="id10" draw:layer="layout" svg:width="3.853cm" svg:height="1.808cm" svg:x="12.3cm" svg:y="10.192cm">
          <text:list text:style-name="L1">
            <text:list-item>
              <text:p text:style-name="P5"><text:span text:style-name="T4">Mode sombre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Langue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xml:id="id3" draw:id="id3" draw:layer="layout" svg:width="2.287cm" svg:height="0.735cm" svg:x="18.125cm" svg:y="2.439cm">
          <text:p text:style-name="P1"><text:span text:style-name="T2">Barre de menu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7" draw:id="id7" draw:layer="layout" svg:width="4.525cm" svg:height="2.1cm" svg:x="22.875cm" svg:y="3.413cm">
          <text:list text:style-name="L1">
            <text:list-item>
              <text:p text:style-name="P5"><text:span text:style-name="T4">Nouveau </text:span></text:p>
              <text:p text:style-name="P5"><text:span text:style-name="T4">tableau aléatoire</text:span></text:p>
            </text:list-item>
            <text:list-item>
              <text:p text:style-name="P8"><text:span text:style-name="T4"><text:s/></text:span><text:span text:style-name="T4">Ouvrir tableau…</text:span></text:p>
            </text:list-item>
            <text:list-item>
              <text:p text:style-name="P8"><text:span text:style-name="T4">Enregistrer</text:span></text:p>
            </text:list-item>
            <text:list-item>
              <text:p text:style-name="P8"><text:span text:style-name="T4">Enregistrer sous…</text:span></text:p>
            </text:list-item>
            <text:list-item>
              <text:p text:style-name="P8"><text:span text:style-name="T4">Exporter...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xml:id="id6" draw:id="id6" draw:layer="layout" svg:width="2.287cm" svg:height="0.735cm" svg:x="19.767cm" svg:y="4.11cm">
          <text:p text:style-name="P1"><text:span text:style-name="T3">Fichi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054cm" svg:y1="4.477cm" svg:x2="22.875cm" svg:y2="4.463cm" draw:start-shape="id6" draw:start-glue-point="1" draw:end-shape="id7" draw:end-glue-point="6" svg:d="M22054 4477l821-14" svg:viewBox="0 0 822 15">
          <text:p/>
        </draw:connector>
        <draw:connector draw:style-name="gr13" draw:text-style-name="P10" draw:layer="layout" draw:type="line" svg:x1="16.66cm" svg:y1="2.239cm" svg:x2="20.119cm" svg:y2="1.537cm" draw:start-shape="id8" draw:start-glue-point="10" draw:end-shape="id2" draw:end-glue-point="3" svg:d="M16660 2239l3459-702" svg:viewBox="0 0 3460 703">
          <text:p/>
        </draw:connector>
        <draw:connector draw:style-name="gr12" draw:text-style-name="P10" draw:layer="layout" draw:type="line" svg:x1="19.826cm" svg:y1="11.027cm" svg:x2="16.153cm" svg:y2="11.096cm" draw:start-shape="id9" draw:start-glue-point="3" draw:end-shape="id10" draw:end-glue-point="10" svg:d="M19826 11027l-3673 69" svg:viewBox="0 0 3674 70">
          <text:p/>
        </draw:connector>
        <draw:custom-shape draw:style-name="gr14" draw:text-style-name="P9" xml:id="id11" draw:id="id11" draw:layer="layout" svg:width="4.629cm" svg:height="1.136cm" svg:x="12.5cm" svg:y="3.91cm">
          <text:list text:style-name="L1">
            <text:list-item>
              <text:p text:style-name="P5"><text:span text:style-name="T4">Aperçu avant</text:span></text:p>
            </text:list-item>
            <text:list-item>
              <text:p text:style-name="P5"><text:span text:style-name="T4"><text:s/></text:span><text:span text:style-name="T4">d’impression</text:span></text:p>
            </text:list-item>
            <text:list-item>
              <text:p text:style-name="P8"><text:span text:style-name="T4">Imprimer...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10" draw:layer="layout" draw:type="line" svg:x1="19.767cm" svg:y1="4.477cm" svg:x2="17.129cm" svg:y2="4.478cm" draw:start-shape="id6" draw:start-glue-point="3" draw:end-shape="id11" draw:end-glue-point="10" svg:d="M19767 4477l-2638 1" svg:viewBox="0 0 2639 2">
          <text:p/>
        </draw:connector>
        <draw:connector draw:style-name="gr13" draw:text-style-name="P10" draw:layer="layout" draw:type="line" svg:x1="11.735cm" svg:y1="2.206cm" svg:x2="13.4cm" svg:y2="2.239cm" draw:start-shape="id12" draw:start-glue-point="10" draw:end-shape="id8" draw:end-glue-point="6" svg:d="M11735 2206l1665 33" svg:viewBox="0 0 1666 34">
          <text:p/>
        </draw:connector>
        <draw:connector draw:style-name="gr13" draw:text-style-name="P10" draw:layer="layout" draw:type="line" svg:x1="17.422cm" svg:y1="8.579cm" svg:x2="19.826cm" svg:y2="8.554cm" draw:start-shape="id13" draw:start-glue-point="10" draw:end-shape="id14" draw:end-glue-point="3" svg:d="M17422 8579l2404-25" svg:viewBox="0 0 2405 26">
          <text:p/>
        </draw:connector>
        <draw:custom-shape draw:style-name="gr4" draw:text-style-name="P7" xml:id="id17" draw:id="id17" draw:layer="layout" svg:width="2.286cm" svg:height="0.735cm" svg:x="19.826cm" svg:y="6.082cm">
          <text:p text:style-name="P1"><text:span text:style-name="T3">Édi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5" draw:id="id15" draw:layer="layout" svg:width="4.318cm" svg:height="1.671cm" svg:x="23.109cm" svg:y="5.614cm">
          <text:list text:style-name="L1">
            <text:list-item>
              <text:p text:style-name="P5"><text:span text:style-name="T4">Annuler</text:span></text:p>
            </text:list-item>
            <text:list-item>
              <text:p text:style-name="P8"><text:span text:style-name="T4">Restaurer</text:span></text:p>
            </text:list-item>
            <text:list-item>
              <text:p text:style-name="P8"><text:span text:style-name="T4">Fusionner</text:span></text:p>
            </text:list-item>
            <text:list-item>
              <text:p text:style-name="P8"><text:span text:style-name="T4">Changer la couleur</text:span></text:p>
              <text:p text:style-name="P8"><text:span text:style-name="T4">d’un nœud…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5.454cm" svg:y1="2.606cm" svg:x2="27.427cm" svg:y2="6.45cm" draw:start-shape="id5" draw:end-shape="id15" draw:end-glue-point="10" svg:d="M25454 2606h2474v3844h-501" svg:viewBox="0 0 2475 3845">
          <text:p/>
        </draw:connector>
        <draw:connector draw:style-name="gr13" draw:text-style-name="P10" draw:layer="layout" draw:type="line" svg:x1="16.953cm" svg:y1="6.383cm" svg:x2="19.826cm" svg:y2="6.449cm" draw:start-shape="id16" draw:start-glue-point="10" draw:end-shape="id17" draw:end-glue-point="3" svg:d="M16953 6383l2873 66" svg:viewBox="0 0 2874 67">
          <text:p/>
        </draw:connector>
        <draw:connector draw:style-name="gr6" draw:text-style-name="P1" draw:layer="layout" svg:x1="19.268cm" svg:y1="3.174cm" svg:x2="19.767cm" svg:y2="4.477cm" draw:start-shape="id3" draw:start-glue-point="2" draw:end-shape="id6" draw:end-glue-point="3" svg:d="M19268 3174v1303h499" svg:viewBox="0 0 500 1304">
          <text:p/>
        </draw:connector>
        <draw:connector draw:style-name="gr6" draw:text-style-name="P1" draw:layer="layout" svg:x1="19.268cm" svg:y1="3.174cm" svg:x2="19.826cm" svg:y2="6.449cm" draw:start-shape="id3" draw:start-glue-point="2" draw:end-shape="id17" draw:end-glue-point="3" svg:d="M19268 3174v3275h558" svg:viewBox="0 0 559 3276">
          <text:p/>
        </draw:connector>
        <draw:custom-shape draw:style-name="gr4" draw:text-style-name="P7" xml:id="id14" draw:id="id14" draw:layer="layout" svg:width="2.286cm" svg:height="0.735cm" svg:x="19.826cm" svg:y="8.187cm">
          <text:p text:style-name="P1"><text:span text:style-name="T3">Affich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112cm" svg:y1="6.449cm" svg:x2="23.109cm" svg:y2="6.45cm" draw:start-shape="id17" draw:start-glue-point="1" draw:end-shape="id15" draw:end-glue-point="6" svg:d="M22112 6449l997 1" svg:viewBox="0 0 998 2">
          <text:p/>
        </draw:connector>
        <draw:custom-shape draw:style-name="gr16" draw:text-style-name="P9" xml:id="id16" draw:id="id16" draw:layer="layout" svg:width="4.553cm" svg:height="0.936cm" svg:x="12.4cm" svg:y="5.915cm">
          <text:list text:style-name="L1">
            <text:list-item>
              <text:p text:style-name="P5"><text:span text:style-name="T4">Tout sélectionner</text:span></text:p>
            </text:list-item>
            <text:list-item>
              <text:p text:style-name="P8"><text:span text:style-name="T4">Copie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svg:x1="19.268cm" svg:y1="3.174cm" svg:x2="19.826cm" svg:y2="8.554cm" draw:start-shape="id3" draw:start-glue-point="2" draw:end-shape="id14" draw:end-glue-point="3" svg:d="M19268 3174v5380h558" svg:viewBox="0 0 559 5381">
          <text:p/>
        </draw:connector>
        <draw:custom-shape draw:style-name="gr17" draw:text-style-name="P9" xml:id="id18" draw:id="id18" draw:layer="layout" svg:width="4.249cm" svg:height="1.404cm" svg:x="23.051cm" svg:y="7.853cm">
          <text:list text:style-name="L1">
            <text:list-item>
              <text:p text:style-name="P5"><text:span text:style-name="T4">Zoom avant</text:span></text:p>
            </text:list-item>
            <text:list-item>
              <text:p text:style-name="P8"><text:span text:style-name="T4">Zoom arrière</text:span></text:p>
            </text:list-item>
            <text:list-item>
              <text:p text:style-name="P8"><text:span text:style-name="T4">Image taille réelle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10" draw:layer="layout" draw:type="line" svg:x1="22.112cm" svg:y1="8.554cm" svg:x2="23.051cm" svg:y2="8.555cm" draw:start-shape="id14" draw:start-glue-point="1" draw:end-shape="id18" draw:end-glue-point="6" svg:d="M22112 8554l939 1" svg:viewBox="0 0 940 2">
          <text:p/>
        </draw:connector>
        <draw:connector draw:style-name="gr6" draw:text-style-name="P1" draw:layer="layout" draw:line-skew="0.127cm" svg:x1="25.454cm" svg:y1="2.606cm" svg:x2="27.3cm" svg:y2="8.555cm" draw:start-shape="id5" draw:start-glue-point="1" draw:end-shape="id18" draw:end-glue-point="10" svg:d="M25454 2606h2473v5949h-627" svg:viewBox="0 0 2474 5950">
          <text:p/>
        </draw:connector>
        <draw:custom-shape draw:style-name="gr18" draw:text-style-name="P9" xml:id="id13" draw:id="id13" draw:layer="layout" svg:width="5.822cm" svg:height="3.158cm" svg:x="11.6cm" svg:y="7cm">
          <text:list text:style-name="L1">
            <text:list-item>
              <text:p text:style-name="P5"><text:span text:style-name="T4">Plein écran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Afficher la barre de statut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  <text:list-item>
              <text:p text:style-name="P8"><text:span text:style-name="T4">Afficher la barre d’outil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12.625cm" svg:x2="16.294cm" svg:y2="12.632cm" draw:start-shape="id4" draw:start-glue-point="3" draw:end-shape="id19" draw:end-glue-point="10" svg:d="M19767 12625l-3473 7" svg:viewBox="0 0 3474 8">
          <text:p/>
        </draw:connector>
        <draw:connector draw:style-name="gr7" draw:text-style-name="P1" draw:layer="layout" svg:x1="19.268cm" svg:y1="3.174cm" svg:x2="19.826cm" svg:y2="11.027cm" draw:start-shape="id3" draw:start-glue-point="2" draw:end-shape="id9" draw:end-glue-point="3" svg:d="M19268 3174v7853h558" svg:viewBox="0 0 559 7854">
          <text:p/>
        </draw:connector>
        <draw:custom-shape draw:style-name="gr19" draw:text-style-name="P6" xml:id="id20" draw:id="id20" draw:layer="layout" svg:width="4.001cm" svg:height="0.802cm" svg:x="12.6cm" svg:y="0.969cm">
          <text:p text:style-name="P5"><text:span text:style-name="T2">Réduire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21" draw:id="id21" draw:layer="layout" svg:width="3.401cm" svg:height="0.802cm" svg:x="13.2cm" svg:y="0.1cm">
          <text:p text:style-name="P5"><text:span text:style-name="T2">Agrandir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16.601cm" svg:y1="1.37cm" svg:x2="20.12cm" svg:y2="1.552cm" draw:start-shape="id20" draw:start-glue-point="10" svg:d="M16601 1370l3519 182" svg:viewBox="0 0 3520 183">
          <text:p/>
        </draw:connector>
        <draw:connector draw:style-name="gr13" draw:text-style-name="P10" draw:layer="layout" draw:type="line" svg:x1="16.601cm" svg:y1="0.501cm" svg:x2="20.12cm" svg:y2="1.524cm" draw:start-shape="id21" draw:start-glue-point="10" svg:d="M16601 501l3519 1023" svg:viewBox="0 0 3520 1024">
          <text:p/>
        </draw:connector>
        <draw:connector draw:style-name="gr6" draw:text-style-name="P1" draw:layer="layout" svg:x1="25.454cm" svg:y1="2.606cm" svg:x2="27.4cm" svg:y2="4.463cm" draw:start-shape="id5" draw:start-glue-point="1" draw:end-shape="id7" draw:end-glue-point="10" svg:d="M25454 2606h2446v1857h-500" svg:viewBox="0 0 2447 1858">
          <text:p/>
        </draw:connector>
        <draw:custom-shape draw:style-name="gr21" draw:text-style-name="P6" draw:layer="layout" svg:width="0.293cm" svg:height="0.334cm" svg:x="11.5cm" svg:y="2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22" draw:id="id22" draw:layer="layout" svg:width="3cm" svg:height="0.8cm" svg:x="33.027cm" svg:y="1.413cm">
          <text:p text:style-name="P11"><text:span text:style-name="T5">Boite de dialogue </text:span></text:p>
          <text:p text:style-name="P11"><text:span text:style-name="T5">‘</text:span><text:span text:style-name="T5">Ouvrir un fichier’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draw:type="line" svg:x1="27.4cm" svg:y1="4.463cm" svg:x2="33.027cm" svg:y2="1.813cm" draw:start-shape="id7" draw:start-glue-point="10" draw:end-shape="id22" draw:end-glue-point="3" svg:d="M27400 4463l5627-2650" svg:viewBox="0 0 5628 2651">
          <text:p/>
        </draw:connector>
        <draw:frame draw:style-name="gr24" draw:text-style-name="P14" draw:layer="layout" svg:width="9.2cm" svg:height="1.675cm" svg:x="27.827cm" svg:y="2.113cm">
          <draw:text-box>
            <text:p text:style-name="P13"><text:span text:style-name="T6">Si cliqué lance la méthode </text:span></text:p>
            <text:p text:style-name="P13"><text:span text:style-name="T6">tableauOuvrir()</text:span></text:p>
          </draw:text-box>
        </draw:frame>
        <draw:custom-shape draw:style-name="gr25" draw:text-style-name="P12" xml:id="id23" draw:id="id23" draw:layer="layout" svg:width="3.1cm" svg:height="0.8cm" svg:x="32.727cm" svg:y="4.513cm">
          <text:p text:style-name="P11"><text:span text:style-name="T5">Boite de dialogue </text:span></text:p>
          <text:p text:style-name="P11"><text:span text:style-name="T5">‘</text:span><text:span text:style-name="T5">Enregistrer sous’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draw:type="line" svg:x1="27.4cm" svg:y1="4.464cm" svg:x2="32.727cm" svg:y2="4.913cm" draw:end-shape="id23" draw:end-glue-point="3" svg:d="M27400 4464l5327 449" svg:viewBox="0 0 5328 450">
          <text:p/>
        </draw:connector>
        <draw:connector draw:style-name="gr12" draw:text-style-name="P10" draw:layer="layout" draw:type="line" svg:x1="36.027cm" svg:y1="1.813cm" svg:x2="37.927cm" svg:y2="1.113cm" draw:start-shape="id22" draw:start-glue-point="1" draw:end-shape="id24" draw:end-glue-point="3" svg:d="M36027 1813l1900-700" svg:viewBox="0 0 1901 701">
          <text:p/>
        </draw:connector>
        <draw:connector draw:style-name="gr12" draw:text-style-name="P10" draw:layer="layout" draw:type="line" svg:x1="36.027cm" svg:y1="1.814cm" svg:x2="37.827cm" svg:y2="2.713cm" draw:end-shape="id25" draw:end-glue-point="3" svg:d="M36027 1814l1800 899" svg:viewBox="0 0 1801 900">
          <text:p/>
        </draw:connector>
        <draw:custom-shape draw:style-name="gr26" draw:text-style-name="P12" xml:id="id25" draw:id="id25" draw:layer="layout" svg:width="1.4cm" svg:height="0.8cm" svg:x="37.827cm" svg:y="2.313cm">
          <text:p text:style-name="P11"><text:span text:style-name="T5">Annu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24" draw:id="id24" draw:layer="layout" svg:width="1.2cm" svg:height="0.8cm" svg:x="37.927cm" svg:y="0.713cm">
          <text:p text:style-name="P11"><text:span text:style-name="T5">Ouvrir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35.827cm" svg:y1="4.913cm" svg:x2="38.028cm" svg:y2="4.214cm" draw:start-shape="id23" draw:start-glue-point="1" draw:end-shape="id26" draw:end-glue-point="3" svg:d="M35827 4913l2201-699" svg:viewBox="0 0 2202 700">
          <text:p/>
        </draw:connector>
        <draw:connector draw:style-name="gr12" draw:text-style-name="P10" draw:layer="layout" draw:type="line" svg:x1="35.827cm" svg:y1="4.913cm" svg:x2="37.927cm" svg:y2="5.813cm" draw:start-shape="id23" draw:start-glue-point="1" draw:end-shape="id27" draw:end-glue-point="3" svg:d="M35827 4913l2100 900" svg:viewBox="0 0 2101 901">
          <text:p/>
        </draw:connector>
        <draw:custom-shape draw:style-name="gr26" draw:text-style-name="P12" xml:id="id27" draw:id="id27" draw:layer="layout" svg:width="1.4cm" svg:height="0.8cm" svg:x="37.927cm" svg:y="5.413cm">
          <text:p text:style-name="P11"><text:span text:style-name="T5">Annu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26" draw:id="id26" draw:layer="layout" svg:width="1.2cm" svg:height="0.8cm" svg:x="38.028cm" svg:y="3.814cm">
          <text:p text:style-name="P11"><text:span text:style-name="T5">Ouvrir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5" draw:layer="layout" svg:width="4.325cm" svg:height="1.319cm" svg:x="28.002cm" svg:y="3.894cm">
          <draw:text-box>
            <text:p><text:span text:style-name="T6">Si cliqué lance la méthode</text:span></text:p>
            <text:p><text:span text:style-name="T6"><text:s/></text:span></text:p>
            <text:p><text:span text:style-name="T6">enregistrerSous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3cm" fo:margin-bottom="0cm" fo:margin-left="0.027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4:52:53.030006259</meta:creation-date>
    <dc:date>2020-02-11T18:53:42.277397073</dc:date>
    <meta:editing-duration>PT1H56M2S</meta:editing-duration>
    <meta:editing-cycles>12</meta:editing-cycles>
    <meta:generator>LibreOffice/6.2.8.2$Linux_X86_64 LibreOffice_project/20$Build-2</meta:generator>
    <meta:document-statistic meta:object-count="60"/>
  </office:meta>
</office:document-meta>
</file>